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Times New Roman" svg:font-family="'Times New Roman'" style:font-family-generic="roman" style:font-pitch="variable"/>
    <style:font-face style:name="Caladea1" svg:font-family="Caladea" style:font-family-generic="swiss" style:font-pitch="variable"/>
    <style:font-face style:name="Arial1" svg:font-family="Arial" style:font-family-generic="system" style:font-pitch="variable"/>
    <style:font-face style:name="Caladea2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true" fo:line-height="150%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line-height="150%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Диссертация на тему доведения до всеобщего сведения</text:p>
      <text:p text:style-name="P1"><text:a xlink:type="simple" xlink:href="http://www.kondrin.com/ru/files/making_available_right_part_I.pdf" text:style-name="Internet_20_link" text:visited-style-name="Visited_20_Internet_20_Link"><text:span text:style-name="T1">http://www.kondrin.com/ru/files/making_available_right_part_I.pdf</text:span></text:a><text:line-break/><text:line-break/>DHT<text:line-break/><text:a xlink:type="simple" xlink:href="http://seminar.at.ispras.ru/wp-content/uploads/2010/11/Cassandra-and-DHT.pdf" text:style-name="Internet_20_link" text:visited-style-name="Visited_20_Internet_20_Link"><text:span text:style-name="T1">http://seminar.at.ispras.ru/wp-content/uploads/2010/11/Cassandra-and-DHT.pdf</text:span></text:a></text:p>
      <text:p text:style-name="P1"/>
      <text:list xml:id="list5230386433750197195" text:style-name="WWNum1">
        <text:list-item>
          <text:p text:style-name="P3"><text:span text:style-name="T3">Bitcoin: </text:span><text:a xlink:type="simple" xlink:href="https://github.com/bitcoin" text:style-name="Internet_20_link" text:visited-style-name="Visited_20_Internet_20_Link"><text:span text:style-name="T2">https://github.com/bitcoin</text:span></text:a></text:p>
        </text:list-item>
        <text:list-item>
          <text:p text:style-name="P3"><text:span text:style-name="T3">DHT - спецификация: </text:span><text:a xlink:type="simple" xlink:href="http://bittorrent.org/beps/bep_0005.html" text:style-name="Internet_20_link" text:visited-style-name="Visited_20_Internet_20_Link"><text:span text:style-name="T2">http://bittorrent.org/beps/bep_0005.html</text:span></text:a></text:p>
        </text:list-item>
        <text:list-item>
          <text:p text:style-name="P3"><text:span text:style-name="T3">Hari Balakrishnan, M. Frans Kaashoek, David Karger, Robert Morris, and Ion Stoica. Looking up data in P2P systems.</text:span></text:p>
        </text:list-item>
        <text:list-item>
          <text:p text:style-name="P3"><text:span text:style-name="T3">Ali Ghodsi. Distributed k-ary System: Algorithms for Distributed Hash Tables.</text:span></text:p>
        </text:list-item>
        <text:list-item>
          <text:p text:style-name="P3"><text:span text:style-name="T3">Спецификация протокола TCP: RFC793.</text:span></text:p>
        </text:list-item>
        <text:list-item>
          <text:p text:style-name="P3"><text:span text:style-name="T3">Спецификация протокола UDP: RFC768.</text:span></text:p>
        </text:list-item>
        <text:list-item>
          <text:p text:style-name="P4"><text:span text:style-name="T3">RFC1631 - The IP Network Address Translator (NAT).</text:span></text:p>
        </text:list-item>
        <text:list-item>
          <text:p text:style-name="P4"><text:span text:style-name="T3">RFC 3022 - Traditional IP Network Address Translator (Traditional NAT)</text:span></text:p>
        </text:list-item>
        <text:list-item>
          <text:p text:style-name="P5">RFC5389 - Session Traversal Utilities for NAT (STUN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Times New Roman" svg:font-family="'Times New Roman'" style:font-family-generic="roman" style:font-pitch="variable"/>
    <style:font-face style:name="Caladea1" svg:font-family="Caladea" style:font-family-generic="swiss" style:font-pitch="variable"/>
    <style:font-face style:name="Arial1" svg:font-family="Arial" style:font-family-generic="system" style:font-pitch="variable"/>
    <style:font-face style:name="Caladea2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adea" fo:font-size="14pt" fo:language="ru" fo:country="none" style:letter-kerning="true" style:font-name-asian="Caladea2" style:font-size-asian="14pt" style:language-asian="zh" style:country-asian="CN" style:font-name-complex="Caladea2" style:font-size-complex="14pt" style:language-complex="hi" style:country-complex="IN"/>
    </style:default-style>
    <style:default-style style:family="paragraph">
      <style:paragraph-properties fo:margin-left="0.5in" fo:margin-right="0in" fo:line-height="150%" fo:hyphenation-ladder-count="no-limit" fo:text-indent="-0.25in" style:auto-text-indent="false" style:text-autospace="ideograph-alpha" style:punctuation-wrap="hanging" style:line-break="strict" style:tab-stop-distance="0.5in" style:writing-mode="page"/>
      <style:text-properties style:use-window-font-color="true" style:font-name="Caladea" fo:font-size="14pt" fo:language="ru" fo:country="none" style:letter-kerning="true" style:font-name-asian="Caladea2" style:font-size-asian="14pt" style:language-asian="zh" style:country-asian="CN" style:font-name-complex="Caladea2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1" fo:font-family="Caladea" style:font-family-generic="swiss" style:font-pitch="variable" fo:font-size="14pt" style:font-name-asian="Caladea2" style:font-family-asian="Caladea" style:font-family-generic-asian="system" style:font-pitch-asian="variable" style:font-size-asian="14pt" style:font-name-complex="Caladea2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87" meta:character-count="744" meta:non-whitespace-character-count="676"/>
    <meta:generator>LibreOfficeDev/5.1.0.3$Linux_X86_64 LibreOffice_project/</meta:generator>
  </office:meta>
</office:document-meta>
</file>